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KacstPoster" svg:font-family="KacstPo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595cm" fo:margin-left="0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5.794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2.196cm"/>
    </style:style>
    <style:style style:name="Tabla1.D" style:family="table-column">
      <style:table-column-properties style:column-width="2.69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2.408cm"/>
    </style:style>
    <style:style style:name="Tabla1.A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ff8000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3465a4" fo:padding="0cm" fo:border-left="none" fo:border-right="none" fo:border-top="none" fo:border-bottom="0.75pt solid #00599d" style:writing-mode="page">
        <style:background-image/>
      </style:table-cell-properties>
    </style:style>
    <style:style style:name="Tabla1.D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81d41a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D3" style:family="table-cell">
      <style:table-cell-properties fo:background-color="#81d41a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Tabla1.E3" style:family="table-cell">
      <style:table-cell-properties fo:background-color="#81d41a" fo:padding="0cm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a1.F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background-color="#ffff00" fo:padding="0cm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Tabla1.F4" style:family="table-cell">
      <style:table-cell-properties fo:background-color="#ffff00" fo:padding="0cm" fo:border-left="none" fo:border-right="0.75pt solid #faa61a" fo:border-top="0.75pt solid #faa61a" fo:border-bottom="0.75pt solid #faa61a" style:writing-mode="page">
        <style:background-image/>
      </style:table-cell-properties>
    </style:style>
    <style:style style:name="Tabla1.B5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la1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8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B9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C9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9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9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F9" style:family="table-cell">
      <style:table-cell-properties fo:background-color="#ff0000" fo:padding="0cm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text-properties style:font-name="KacstPoster" officeooo:rsid="0018d828" officeooo:paragraph-rsid="0018d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text-properties style:font-name="KacstPoster" officeooo:rsid="0018d828" officeooo:paragraph-rsid="0018d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8d828" officeooo:paragraph-rsid="0018d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roja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94288919489280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Día #1</text:p>
          </table:table-cell>
          <table:table-cell table:style-name="Tabla1.A1" office:value-type="string">
            <text:p text:style-name="P1">Día #2</text:p>
          </table:table-cell>
          <table:table-cell table:style-name="Tabla1.A1" office:value-type="string">
            <text:p text:style-name="P1">Día #3</text:p>
          </table:table-cell>
          <table:table-cell table:style-name="Tabla1.A1" office:value-type="string">
            <text:p text:style-name="P1">Día #4</text:p>
          </table:table-cell>
          <table:table-cell table:style-name="Tabla1.F1" office:value-type="string">
            <text:p text:style-name="P1">Día #5</text:p>
          </table:table-cell>
        </table:table-row>
        <table:table-row table:style-name="Tabla1.2">
          <table:table-cell table:style-name="Tabla1.A2" office:value-type="string">
            <text:p text:style-name="P2">Crear Mockup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6"/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P2">Crear html</text:p>
          </table:table-cell>
          <table:table-cell table:style-name="Tabla1.B9" office:value-type="string">
            <text:p text:style-name="Table_20_Contents"/>
          </table:table-cell>
          <table:table-cell table:style-name="Tabla1.C3" office:value-type="string">
            <text:p text:style-name="P5"/>
          </table:table-cell>
          <table:table-cell table:style-name="Tabla1.D3" office:value-type="string">
            <text:p text:style-name="P5"/>
          </table:table-cell>
          <table:table-cell table:style-name="Tabla1.E3" office:value-type="string">
            <text:p text:style-name="P5"/>
          </table:table-cell>
          <table:table-cell table:style-name="Tabla1.F3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P2">Termino html y comienzo con css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4" office:value-type="string">
            <text:p text:style-name="P5"/>
          </table:table-cell>
          <table:table-cell table:style-name="Tabla1.F4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2">Termino css y js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4" office:value-type="string">
            <text:p text:style-name="P5"/>
          </table:table-cell>
          <table:table-cell table:style-name="Tabla1.F4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2">Investigo más sobre animaciones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6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2">Investigo sobre despliegue de páginas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6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2">Subo el repositorio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6" office:value-type="string">
            <text:p text:style-name="P3"/>
          </table:table-cell>
        </table:table-row>
        <table:table-row table:style-name="Tabla1.2">
          <table:table-cell table:style-name="Tabla1.A2" office:value-type="string">
            <text:p text:style-name="P1">Subo proyecto completo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9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KacstPoster" svg:font-family="KacstPo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CO">
      <number:number number:min-integer-digits="1"/>
    </number:number-style>
    <number:text-style style:name="N20100" number:language="es" number:country="CO">
      <number:text-content/>
    </number:text-style>
    <style:style style:name="Lista_20_roja.1" style:display-name="Lista roja.1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roja.2" style:display-name="Lista roja.2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roja.3" style:display-name="Lista roja.3" style:family="table-cell" style:data-style-name="N2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4" style:display-name="Lista roja.4" style:family="table-cell" style:data-style-name="N2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5" style:display-name="Lista roja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6" style:display-name="Lista roja.6" style:family="table-cell" style:data-style-name="N2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7" style:display-name="Lista roja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8" style:display-name="Lista roja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9" style:display-name="Lista roja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10" style:display-name="Lista roja.10" style:family="table-cell" style:data-style-name="N2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roja.11" style:display-name="Lista roja.11" style:family="table-cell" style:data-style-name="N2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roja.12" style:display-name="Lista roja.12" style:family="table-cell" style:data-style-name="N2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roja.13" style:display-name="Lista roja.13" style:family="table-cell" style:data-style-name="N2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roja.14" style:display-name="Lista roja.14" style:family="table-cell" style:data-style-name="N2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roja.15" style:display-name="Lista roja.15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roja.16" style:display-name="Lista roja.16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Lista_20_roja.1"/>
      <table:last-row table:style-name="Lista_20_roja.2"/>
      <table:first-column table:style-name="Lista_20_roja.3"/>
      <table:last-column table:style-name="Lista_20_roja.4"/>
      <table:body table:style-name="Lista_20_roja.9"/>
      <table:even-rows table:style-name="Lista_20_roja.5"/>
      <table:odd-rows table:style-name="Lista_20_roja.6"/>
      <table:even-columns table:style-name="Lista_20_roja.7"/>
      <table:odd-columns table:style-name="Lista_20_roja.8"/>
      <table:background table:style-name="Lista_20_roja.10"/>
      <loext:first-row-even-column table:style-name="Lista_20_roja.15"/>
      <loext:last-row-even-column table:style-name="Lista_20_roja.16"/>
      <loext:first-row-end-column table:style-name="Lista_20_roja.12"/>
      <loext:first-row-start-column table:style-name="Lista_20_roja.11"/>
      <loext:last-row-end-column table:style-name="Lista_20_roja.14"/>
      <loext:last-row-start-column table:style-name="Lista_20_roj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3:06:31.807660792</meta:creation-date>
    <dc:date>2021-08-06T23:18:53.567734659</dc:date>
    <meta:editing-duration>PT1M29S</meta:editing-duration>
    <meta:editing-cycles>1</meta:editing-cycles>
    <meta:document-statistic meta:table-count="1" meta:image-count="0" meta:object-count="0" meta:page-count="1" meta:paragraph-count="13" meta:word-count="39" meta:character-count="208" meta:non-whitespace-character-count="182"/>
    <meta:generator>LibreOffice/6.4.7.2$Linux_X86_64 LibreOffice_project/40$Build-2</meta:generator>
  </office:meta>
</office:document-meta>
</file>